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bee" officeooo:paragraph-rsid="0001dbee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01dbee" officeooo:paragraph-rsid="0001dbe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:</text:p>
      <text:p text:style-name="P1"/>
      <text:p text:style-name="P1">Initialize a new Git repository in a directory of your choice . Add a simple text file to the repository and make the first commit.</text:p>
      <text:p text:style-name="P1"/>
      <text:p text:style-name="P1">Answer:</text:p>
      <text:p text:style-name="P1"/>
      <text:p text:style-name="P3">here are the steps to initialize a new Git repository, add a simple text file, and make the first commit:</text:p>
      <text:list xml:id="list3532936981" text:style-name="L1">
        <text:list-item>
          <text:p text:style-name="P2">Open your terminal or command prompt.</text:p>
        </text:list-item>
        <text:list-item>
          <text:p text:style-name="P2">Navigate to the directory where you want to initialize the Git repository. For example, if you want to create it in a directory named "my_project", you can use the following command:</text:p>
        </text:list-item>
      </text:list>
      <text:p text:style-name="P1"/>
      <text:p text:style-name="P1"/>
      <text:p text:style-name="P1">Question2:</text:p>
      <text:p text:style-name="P1">Branch Creation and Switching</text:p>
      <text:p text:style-name="P1">create a new branch named ‘feature’ and switch to it.Make changes in the ‘feature’ branch and commit them.</text:p>
      <text:p text:style-name="P1">Question3:</text:p>
      <text:p text:style-name="P1">Feature Branches and Hotfixes</text:p>
      <text:p text:style-name="P1">Create a ‘hotfix’ branch to fix an issue in the main code.Merge the ‘hotfix’ branch into ‘main’ ensuring that the issue is resolved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9:55:14.253697925</meta:creation-date>
    <meta:generator>LibreOffice/7.3.7.2$Linux_X86_64 LibreOffice_project/30$Build-2</meta:generator>
    <dc:date>2024-06-11T10:05:40.216631406</dc:date>
    <meta:editing-duration>PT10M26S</meta:editing-duration>
    <meta:editing-cycles>1</meta:editing-cycles>
    <meta:document-statistic meta:table-count="0" meta:image-count="0" meta:object-count="0" meta:page-count="1" meta:paragraph-count="12" meta:word-count="137" meta:character-count="793" meta:non-whitespace-character-count="669"/>
  </office:meta>
</office:document-meta>
</file>